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cy_NER_Model_Comparison_Scores" table:style-name="ta1">
        <table:shapes>
          <draw:frame draw:z-index="0" draw:style-name="gr1" draw:text-style-name="P1" svg:width="15.999cm" svg:height="8.999cm" svg:x="8.701cm" svg:y="1.042cm">
            <draw:object draw:notify-on-update-of-ranges="Spacy_NER_Model_Comparison_Scores.A1:Spacy_NER_Model_Comparison_Scores.B1 Spacy_NER_Model_Comparison_Scores.A2:Spacy_NER_Model_Comparison_Scores.B23 Spacy_NER_Model_Comparison_Scores.C1:Spacy_NER_Model_Comparison_Scores.C1 Spacy_NER_Model_Comparison_Scores.C2:Spacy_NER_Model_Comparison_Scores.C23 Spacy_NER_Model_Comparison_Scores.D1:Spacy_NER_Model_Comparison_Scores.D1 Spacy_NER_Model_Comparison_Scores.D2:Spacy_NER_Model_Comparison_Scores.D23 Spacy_NER_Model_Comparison_Scores.E1:Spacy_NER_Model_Comparison_Scores.E1 Spacy_NER_Model_Comparison_Scores.E2:Spacy_NER_Model_Comparison_Scores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6379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Off-the-shelf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384" calcext:value-type="float">
            <text:p>0.38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ine-tuned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187" calcext:value-type="float">
            <text:p>0.91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Off-the-shelf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489" calcext:value-type="float">
            <text:p>0.54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ine-tuned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07" calcext:value-type="float">
            <text:p>0.93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ff-the-shelf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4603" calcext:value-type="float">
            <text:p>0.46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ine-tuned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91" calcext:value-type="float">
            <text:p>0.919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Off-the-shelf</text:p>
          </table:table-cell>
          <table:table-cell office:value-type="float" office:value="0.4296" calcext:value-type="float">
            <text:p>0.4296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4542" calcext:value-type="float">
            <text:p>0.45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Fine-tuned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26" calcext:value-type="float">
            <text:p>0.91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Off-the-shelf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838" calcext:value-type="float">
            <text:p>0.4838</text:p>
          </table:table-cell>
          <table:table-cell office:value-type="float" office:value="0.4563" calcext:value-type="float">
            <text:p>0.456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ine-tuned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256" calcext:value-type="float">
            <text:p>0.925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Off-the-shelf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6298" calcext:value-type="float">
            <text:p>0.62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Fine-tuned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064" calcext:value-type="float">
            <text:p>0.90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Off-the-shelf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39" calcext:value-type="float">
            <text:p>0.36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Fine-tuned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19" calcext:value-type="float">
            <text:p>0.89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Off-the-shelf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4803" calcext:value-type="float">
            <text:p>0.48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Fine-tuned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63" calcext:value-type="float">
            <text:p>0.936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Off-the-shelf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5025" calcext:value-type="float">
            <text:p>0.5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Fine-tuned</text:p>
          </table:table-cell>
          <table:table-cell table:number-columns-repeated="3" office:value-type="float" office:value="0.9361" calcext:value-type="float">
            <text:p>0.93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Off-the-shelf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63" calcext:value-type="float">
            <text:p>0.26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Fine-tuned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189" calcext:value-type="float">
            <text:p>0.91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Off-the-shelf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6" calcext:value-type="float">
            <text:p>0.38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Fine-tuned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92" calcext:value-type="float">
            <text:p>0.9192</text:p>
          </table:table-cell>
          <table:table-cell table:number-columns-repeated="16379"/>
        </table:table-row>
      </table:table>
      <table:table table:name="XLMR_NER_Model_Comparison_Scores" table:style-name="ta1">
        <table:shapes>
          <draw:frame draw:z-index="0" draw:style-name="gr1" draw:text-style-name="P1" svg:width="15.999cm" svg:height="8.999cm" svg:x="8.833cm" svg:y="1.019cm">
            <draw:object draw:notify-on-update-of-ranges="XLMR_NER_Model_Comparison_Scores.A1:XLMR_NER_Model_Comparison_Scores.B1 XLMR_NER_Model_Comparison_Scores.A2:XLMR_NER_Model_Comparison_Scores.B25 XLMR_NER_Model_Comparison_Scores.C1:XLMR_NER_Model_Comparison_Scores.C1 XLMR_NER_Model_Comparison_Scores.C2:XLMR_NER_Model_Comparison_Scores.C25 XLMR_NER_Model_Comparison_Scores.D1:XLMR_NER_Model_Comparison_Scores.D1 XLMR_NER_Model_Comparison_Scores.D2:XLMR_NER_Model_Comparison_Scores.D25 XLMR_NER_Model_Comparison_Scores.E1:XLMR_NER_Model_Comparison_Scores.E1 XLMR_NER_Model_Comparison_Scores.E2:XLMR_NER_Model_Comparison_Scores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6379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Off-the-shelf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7238" calcext:value-type="float">
            <text:p>0.72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ine-tuned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953" calcext:value-type="float">
            <text:p>0.89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Off-the-shelf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462" calcext:value-type="float">
            <text:p>0.84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ine-tuned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259" calcext:value-type="float">
            <text:p>0.925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Off-the-shelf</text:p>
          </table:table-cell>
          <table:table-cell table:number-columns-repeated="3" office:value-type="float" office:value="0.9748" calcext:value-type="float">
            <text:p>0.97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Fine-tuned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802" calcext:value-type="float">
            <text:p>0.98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ff-the-shelf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8372" calcext:value-type="float">
            <text:p>0.83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ine-tuned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066" calcext:value-type="float">
            <text:p>0.90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Off-the-shelf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8291" calcext:value-type="float">
            <text:p>0.829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Fine-tuned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146" calcext:value-type="float">
            <text:p>0.91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Off-the-shelf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801" calcext:value-type="float">
            <text:p>0.98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ine-tuned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98" calcext:value-type="float">
            <text:p>0.97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Off-the-shelf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8017" calcext:value-type="float">
            <text:p>0.80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Fine-tuned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8888" calcext:value-type="float">
            <text:p>0.88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Off-the-shelf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729" calcext:value-type="float">
            <text:p>0.672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Fine-tuned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43" calcext:value-type="float">
            <text:p>0.87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Off-the-shelf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14" calcext:value-type="float">
            <text:p>0.98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Fine-tuned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881" calcext:value-type="float">
            <text:p>0.988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Off-the-shelf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31" calcext:value-type="float">
            <text:p>0.803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Fine-tuned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359" calcext:value-type="float">
            <text:p>0.935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Off-the-shelf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7289" calcext:value-type="float">
            <text:p>0.72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Fine-tuned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091" calcext:value-type="float">
            <text:p>0.909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Off-the-shelf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228" calcext:value-type="float">
            <text:p>0.72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Fine-tuned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173" calcext:value-type="float">
            <text:p>0.9173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2T19:47:58.621652532</dc:date>
    <meta:editing-duration>PT10M51S</meta:editing-duration>
    <meta:editing-cycles>5</meta:editing-cycles>
    <meta:generator>LibreOffice/24.2.7.2$Linux_X86_64 LibreOffice_project/420$Build-2</meta:generator>
    <meta:document-statistic meta:table-count="2" meta:cell-count="24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Spacy_NER_Model_Comparison_Scores.A1:Spacy_NER_Model_Comparison_Scores.E23" chart:data-source-has-labels="both" svg:x="0.32cm" svg:y="0.18cm" svg:width="13.203cm" svg:height="8.64cm">
          <chart:coordinate-region svg:x="1.047cm" svg:y="0.379cm" svg:width="12.476cm" svg:height="5.912cm"/>
          <chart:axis chart:dimension="x" chart:name="primary-x" chart:style-name="ch4" chartooo:axis-type="auto">
            <chartooo:date-scale/>
            <chart:categories table:cell-range-address="Spacy_NER_Model_Comparison_Scores.A2:Spacy_NER_Model_Comparison_Scores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acy_NER_Model_Comparison_Scores.C2:Spacy_NER_Model_Comparison_Scores.C23" chart:label-cell-address="Spacy_NER_Model_Comparison_Scores.C1:Spacy_NER_Model_Comparison_Scores.C1" chart:class="chart:bar">
            <chart:data-point chart:repeated="22"/>
          </chart:series>
          <chart:series chart:style-name="ch8" chart:values-cell-range-address="Spacy_NER_Model_Comparison_Scores.D2:Spacy_NER_Model_Comparison_Scores.D23" chart:label-cell-address="Spacy_NER_Model_Comparison_Scores.D1:Spacy_NER_Model_Comparison_Scores.D1" chart:class="chart:bar">
            <chart:data-point chart:repeated="22"/>
          </chart:series>
          <chart:series chart:style-name="ch9" chart:values-cell-range-address="Spacy_NER_Model_Comparison_Scores.E2:Spacy_NER_Model_Comparison_Scores.E23" chart:label-cell-address="Spacy_NER_Model_Comparison_Scores.E1:Spacy_NER_Model_Comparison_Scores.E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pacy_NER_Model_Comparison_Scores.C1:Spacy_NER_Model_Comparison_Scores.C1</svg:desc>
                </draw:g>
              </table:table-cell>
              <table:table-cell office:value-type="string">
                <text:p>Recall</text:p>
                <draw:g>
                  <svg:desc>Spacy_NER_Model_Comparison_Scores.D1:Spacy_NER_Model_Comparison_Scores.D1</svg:desc>
                </draw:g>
              </table:table-cell>
              <table:table-cell office:value-type="string">
                <text:p>F1</text:p>
                <draw:g>
                  <svg:desc>Spacy_NER_Model_Comparison_Scores.E1:Spacy_NER_Model_Comparison_Scor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 Off-the-shelf</text:p>
                <text:list>
                  <text:list-item>
                    <text:p>BE</text:p>
                  </text:list-item>
                  <text:list-item>
                    <text:p>Off-the-shelf</text:p>
                  </text:list-item>
                </text:list>
                <draw:g>
                  <svg:desc>Spacy_NER_Model_Comparison_Scores.A2:Spacy_NER_Model_Comparison_Scores.B23</svg:desc>
                </draw:g>
              </table:table-cell>
              <table:table-cell office:value-type="float" office:value="0.3869">
                <text:p>0.3869</text:p>
                <draw:g>
                  <svg:desc>Spacy_NER_Model_Comparison_Scores.C2:Spacy_NER_Model_Comparison_Scores.C23</svg:desc>
                </draw:g>
              </table:table-cell>
              <table:table-cell office:value-type="float" office:value="0.3811">
                <text:p>0.3811</text:p>
                <draw:g>
                  <svg:desc>Spacy_NER_Model_Comparison_Scores.D2:Spacy_NER_Model_Comparison_Scores.D23</svg:desc>
                </draw:g>
              </table:table-cell>
              <table:table-cell office:value-type="float" office:value="0.384">
                <text:p>0.384</text:p>
                <draw:g>
                  <svg:desc>Spacy_NER_Model_Comparison_Scores.E2:Spacy_NER_Model_Comparison_Scores.E23</svg:desc>
                </draw:g>
              </table:table-cell>
            </table:table-row>
            <table:table-row>
              <table:table-cell office:value-type="string">
                <text:p>BE Fine-tuned</text:p>
                <text:list>
                  <text:list-item>
                    <text:p>BE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195">
                <text:p>0.9195</text:p>
              </table:table-cell>
              <table:table-cell office:value-type="float" office:value="0.9179">
                <text:p>0.9179</text:p>
              </table:table-cell>
              <table:table-cell office:value-type="float" office:value="0.9187">
                <text:p>0.9187</text:p>
              </table:table-cell>
            </table:table-row>
            <table:table-row>
              <table:table-cell office:value-type="string">
                <text:p>BG Off-the-shelf</text:p>
                <text:list>
                  <text:list-item>
                    <text:p>BG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5355">
                <text:p>0.5355</text:p>
              </table:table-cell>
              <table:table-cell office:value-type="float" office:value="0.563">
                <text:p>0.563</text:p>
              </table:table-cell>
              <table:table-cell office:value-type="float" office:value="0.5489">
                <text:p>0.5489</text:p>
              </table:table-cell>
            </table:table-row>
            <table:table-row>
              <table:table-cell office:value-type="string">
                <text:p>BG Fine-tuned</text:p>
                <text:list>
                  <text:list-item>
                    <text:p>BG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325">
                <text:p>0.9325</text:p>
              </table:table-cell>
              <table:table-cell office:value-type="float" office:value="0.929">
                <text:p>0.929</text:p>
              </table:table-cell>
              <table:table-cell office:value-type="float" office:value="0.9307">
                <text:p>0.9307</text:p>
              </table:table-cell>
            </table:table-row>
            <table:table-row>
              <table:table-cell office:value-type="string">
                <text:p>CS Off-the-shelf</text:p>
                <text:list>
                  <text:list-item>
                    <text:p>CS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4749">
                <text:p>0.4749</text:p>
              </table:table-cell>
              <table:table-cell office:value-type="float" office:value="0.4465">
                <text:p>0.4465</text:p>
              </table:table-cell>
              <table:table-cell office:value-type="float" office:value="0.4603">
                <text:p>0.4603</text:p>
              </table:table-cell>
            </table:table-row>
            <table:table-row>
              <table:table-cell office:value-type="string">
                <text:p>CS Fine-tuned</text:p>
                <text:list>
                  <text:list-item>
                    <text:p>CS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18">
                <text:p>0.918</text:p>
              </table:table-cell>
              <table:table-cell office:value-type="float" office:value="0.9202">
                <text:p>0.9202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HR Off-the-shelf</text:p>
                <text:list>
                  <text:list-item>
                    <text:p>HR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4296">
                <text:p>0.4296</text:p>
              </table:table-cell>
              <table:table-cell office:value-type="float" office:value="0.4817">
                <text:p>0.4817</text:p>
              </table:table-cell>
              <table:table-cell office:value-type="float" office:value="0.4542">
                <text:p>0.4542</text:p>
              </table:table-cell>
            </table:table-row>
            <table:table-row>
              <table:table-cell office:value-type="string">
                <text:p>HR Fine-tuned</text:p>
                <text:list>
                  <text:list-item>
                    <text:p>HR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123">
                <text:p>0.9123</text:p>
              </table:table-cell>
              <table:table-cell office:value-type="float" office:value="0.9128">
                <text:p>0.9128</text:p>
              </table:table-cell>
              <table:table-cell office:value-type="float" office:value="0.9126">
                <text:p>0.9126</text:p>
              </table:table-cell>
            </table:table-row>
            <table:table-row>
              <table:table-cell office:value-type="string">
                <text:p>MK Off-the-shelf</text:p>
                <text:list>
                  <text:list-item>
                    <text:p>MK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4318">
                <text:p>0.4318</text:p>
              </table:table-cell>
              <table:table-cell office:value-type="float" office:value="0.4838">
                <text:p>0.4838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MK Fine-tuned</text:p>
                <text:list>
                  <text:list-item>
                    <text:p>MK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298">
                <text:p>0.9298</text:p>
              </table:table-cell>
              <table:table-cell office:value-type="float" office:value="0.9215">
                <text:p>0.9215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PL Off-the-shelf</text:p>
                <text:list>
                  <text:list-item>
                    <text:p>PL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6323">
                <text:p>0.6323</text:p>
              </table:table-cell>
              <table:table-cell office:value-type="float" office:value="0.6273">
                <text:p>0.6273</text:p>
              </table:table-cell>
              <table:table-cell office:value-type="float" office:value="0.6298">
                <text:p>0.6298</text:p>
              </table:table-cell>
            </table:table-row>
            <table:table-row>
              <table:table-cell office:value-type="string">
                <text:p>PL Fine-tuned</text:p>
                <text:list>
                  <text:list-item>
                    <text:p>PL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089">
                <text:p>0.9089</text:p>
              </table:table-cell>
              <table:table-cell office:value-type="float" office:value="0.9039">
                <text:p>0.9039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RU Off-the-shelf</text:p>
                <text:list>
                  <text:list-item>
                    <text:p>RU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3394">
                <text:p>0.3394</text:p>
              </table:table-cell>
              <table:table-cell office:value-type="float" office:value="0.3922">
                <text:p>0.3922</text:p>
              </table:table-cell>
              <table:table-cell office:value-type="float" office:value="0.3639">
                <text:p>0.3639</text:p>
              </table:table-cell>
            </table:table-row>
            <table:table-row>
              <table:table-cell office:value-type="string">
                <text:p>RU Fine-tuned</text:p>
                <text:list>
                  <text:list-item>
                    <text:p>RU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8974">
                <text:p>0.8974</text:p>
              </table:table-cell>
              <table:table-cell office:value-type="float" office:value="0.8864">
                <text:p>0.8864</text:p>
              </table:table-cell>
              <table:table-cell office:value-type="float" office:value="0.8919">
                <text:p>0.8919</text:p>
              </table:table-cell>
            </table:table-row>
            <table:table-row>
              <table:table-cell office:value-type="string">
                <text:p>SK Off-the-shelf</text:p>
                <text:list>
                  <text:list-item>
                    <text:p>SK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4765">
                <text:p>0.4765</text:p>
              </table:table-cell>
              <table:table-cell office:value-type="float" office:value="0.4841">
                <text:p>0.4841</text:p>
              </table:table-cell>
              <table:table-cell office:value-type="float" office:value="0.4803">
                <text:p>0.4803</text:p>
              </table:table-cell>
            </table:table-row>
            <table:table-row>
              <table:table-cell office:value-type="string">
                <text:p>SK Fine-tuned</text:p>
                <text:list>
                  <text:list-item>
                    <text:p>SK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35">
                <text:p>0.935</text:p>
              </table:table-cell>
              <table:table-cell office:value-type="float" office:value="0.9375">
                <text:p>0.9375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SL Off-the-shelf</text:p>
                <text:list>
                  <text:list-item>
                    <text:p>SL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4897">
                <text:p>0.4897</text:p>
              </table:table-cell>
              <table:table-cell office:value-type="float" office:value="0.5161">
                <text:p>0.5161</text:p>
              </table:table-cell>
              <table:table-cell office:value-type="float" office:value="0.5025">
                <text:p>0.5025</text:p>
              </table:table-cell>
            </table:table-row>
            <table:table-row>
              <table:table-cell office:value-type="string">
                <text:p>SL Fine-tuned</text:p>
                <text:list>
                  <text:list-item>
                    <text:p>SL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361">
                <text:p>0.9361</text:p>
              </table:table-cell>
              <table:table-cell office:value-type="float" office:value="0.9361">
                <text:p>0.9361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SR Off-the-shelf</text:p>
                <text:list>
                  <text:list-item>
                    <text:p>SR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2417">
                <text:p>0.2417</text:p>
              </table:table-cell>
              <table:table-cell office:value-type="float" office:value="0.2885">
                <text:p>0.2885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SR Fine-tuned</text:p>
                <text:list>
                  <text:list-item>
                    <text:p>SR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202">
                <text:p>0.9202</text:p>
              </table:table-cell>
              <table:table-cell office:value-type="float" office:value="0.9176">
                <text:p>0.9176</text:p>
              </table:table-cell>
              <table:table-cell office:value-type="float" office:value="0.9189">
                <text:p>0.9189</text:p>
              </table:table-cell>
            </table:table-row>
            <table:table-row>
              <table:table-cell office:value-type="string">
                <text:p>UK Off-the-shelf</text:p>
                <text:list>
                  <text:list-item>
                    <text:p>UK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3765">
                <text:p>0.3765</text:p>
              </table:table-cell>
              <table:table-cell office:value-type="float" office:value="0.396">
                <text:p>0.396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UK Fine-tuned</text:p>
                <text:list>
                  <text:list-item>
                    <text:p>UK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194">
                <text:p>0.9194</text:p>
              </table:table-cell>
              <table:table-cell office:value-type="float" office:value="0.9191">
                <text:p>0.9191</text:p>
              </table:table-cell>
              <table:table-cell office:value-type="float" office:value="0.9192">
                <text:p>0.9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XLMR_NER_Model_Comparison_Scores.A1:XLMR_NER_Model_Comparison_Scores.E25" chart:data-source-has-labels="both" svg:x="0.32cm" svg:y="0.18cm" svg:width="13.203cm" svg:height="8.64cm">
          <chart:coordinate-region svg:x="1.047cm" svg:y="0.38cm" svg:width="12.476cm" svg:height="5.515cm"/>
          <chart:axis chart:dimension="x" chart:name="primary-x" chart:style-name="ch4" chartooo:axis-type="auto">
            <chartooo:date-scale/>
            <chart:categories table:cell-range-address="XLMR_NER_Model_Comparison_Scores.A2:XLMR_NER_Model_Comparison_Scores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LMR_NER_Model_Comparison_Scores.C2:XLMR_NER_Model_Comparison_Scores.C25" chart:label-cell-address="XLMR_NER_Model_Comparison_Scores.C1:XLMR_NER_Model_Comparison_Scores.C1" chart:class="chart:bar">
            <chart:data-point chart:repeated="24"/>
          </chart:series>
          <chart:series chart:style-name="ch8" chart:values-cell-range-address="XLMR_NER_Model_Comparison_Scores.D2:XLMR_NER_Model_Comparison_Scores.D25" chart:label-cell-address="XLMR_NER_Model_Comparison_Scores.D1:XLMR_NER_Model_Comparison_Scores.D1" chart:class="chart:bar">
            <chart:data-point chart:repeated="24"/>
          </chart:series>
          <chart:series chart:style-name="ch9" chart:values-cell-range-address="XLMR_NER_Model_Comparison_Scores.E2:XLMR_NER_Model_Comparison_Scores.E25" chart:label-cell-address="XLMR_NER_Model_Comparison_Scores.E1:XLMR_NER_Model_Comparison_Scores.E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XLMR_NER_Model_Comparison_Scores.C1:XLMR_NER_Model_Comparison_Scores.C1</svg:desc>
                </draw:g>
              </table:table-cell>
              <table:table-cell office:value-type="string">
                <text:p>Recall</text:p>
                <draw:g>
                  <svg:desc>XLMR_NER_Model_Comparison_Scores.D1:XLMR_NER_Model_Comparison_Scores.D1</svg:desc>
                </draw:g>
              </table:table-cell>
              <table:table-cell office:value-type="string">
                <text:p>F1</text:p>
                <draw:g>
                  <svg:desc>XLMR_NER_Model_Comparison_Scores.E1:XLMR_NER_Model_Comparison_Scor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 Off-the-shelf</text:p>
                <text:list>
                  <text:list-item>
                    <text:p>BE</text:p>
                  </text:list-item>
                  <text:list-item>
                    <text:p>Off-the-shelf</text:p>
                  </text:list-item>
                </text:list>
                <draw:g>
                  <svg:desc>XLMR_NER_Model_Comparison_Scores.A2:XLMR_NER_Model_Comparison_Scores.B25</svg:desc>
                </draw:g>
              </table:table-cell>
              <table:table-cell office:value-type="float" office:value="0.7232">
                <text:p>0.7232</text:p>
                <draw:g>
                  <svg:desc>XLMR_NER_Model_Comparison_Scores.C2:XLMR_NER_Model_Comparison_Scores.C25</svg:desc>
                </draw:g>
              </table:table-cell>
              <table:table-cell office:value-type="float" office:value="0.7245">
                <text:p>0.7245</text:p>
                <draw:g>
                  <svg:desc>XLMR_NER_Model_Comparison_Scores.D2:XLMR_NER_Model_Comparison_Scores.D25</svg:desc>
                </draw:g>
              </table:table-cell>
              <table:table-cell office:value-type="float" office:value="0.7238">
                <text:p>0.7238</text:p>
                <draw:g>
                  <svg:desc>XLMR_NER_Model_Comparison_Scores.E2:XLMR_NER_Model_Comparison_Scores.E25</svg:desc>
                </draw:g>
              </table:table-cell>
            </table:table-row>
            <table:table-row>
              <table:table-cell office:value-type="string">
                <text:p>BE Fine-tuned</text:p>
                <text:list>
                  <text:list-item>
                    <text:p>BE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8919">
                <text:p>0.8919</text:p>
              </table:table-cell>
              <table:table-cell office:value-type="float" office:value="0.8987">
                <text:p>0.8987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BG Off-the-shelf</text:p>
                <text:list>
                  <text:list-item>
                    <text:p>BG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8509">
                <text:p>0.8509</text:p>
              </table:table-cell>
              <table:table-cell office:value-type="float" office:value="0.8416">
                <text:p>0.8416</text:p>
              </table:table-cell>
              <table:table-cell office:value-type="float" office:value="0.8462">
                <text:p>0.8462</text:p>
              </table:table-cell>
            </table:table-row>
            <table:table-row>
              <table:table-cell office:value-type="string">
                <text:p>BG Fine-tuned</text:p>
                <text:list>
                  <text:list-item>
                    <text:p>BG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217">
                <text:p>0.9217</text:p>
              </table:table-cell>
              <table:table-cell office:value-type="float" office:value="0.9302">
                <text:p>0.9302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BS Off-the-shelf</text:p>
                <text:list>
                  <text:list-item>
                    <text:p>BS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9748">
                <text:p>0.9748</text:p>
              </table:table-cell>
              <table:table-cell office:value-type="float" office:value="0.9748">
                <text:p>0.9748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BS Fine-tuned</text:p>
                <text:list>
                  <text:list-item>
                    <text:p>BS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794">
                <text:p>0.9794</text:p>
              </table:table-cell>
              <table:table-cell office:value-type="float" office:value="0.9809">
                <text:p>0.9809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CS Off-the-shelf</text:p>
                <text:list>
                  <text:list-item>
                    <text:p>CS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8486">
                <text:p>0.8486</text:p>
              </table:table-cell>
              <table:table-cell office:value-type="float" office:value="0.8262">
                <text:p>0.8262</text:p>
              </table:table-cell>
              <table:table-cell office:value-type="float" office:value="0.8372">
                <text:p>0.8372</text:p>
              </table:table-cell>
            </table:table-row>
            <table:table-row>
              <table:table-cell office:value-type="string">
                <text:p>CS Fine-tuned</text:p>
                <text:list>
                  <text:list-item>
                    <text:p>CS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8986">
                <text:p>0.8986</text:p>
              </table:table-cell>
              <table:table-cell office:value-type="float" office:value="0.9147">
                <text:p>0.9147</text:p>
              </table:table-cell>
              <table:table-cell office:value-type="float" office:value="0.9066">
                <text:p>0.9066</text:p>
              </table:table-cell>
            </table:table-row>
            <table:table-row>
              <table:table-cell office:value-type="string">
                <text:p>HR Off-the-shelf</text:p>
                <text:list>
                  <text:list-item>
                    <text:p>HR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8341">
                <text:p>0.8341</text:p>
              </table:table-cell>
              <table:table-cell office:value-type="float" office:value="0.8242">
                <text:p>0.8242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HR Fine-tuned</text:p>
                <text:list>
                  <text:list-item>
                    <text:p>HR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069">
                <text:p>0.9069</text:p>
              </table:table-cell>
              <table:table-cell office:value-type="float" office:value="0.9223">
                <text:p>0.9223</text:p>
              </table:table-cell>
              <table:table-cell office:value-type="float" office:value="0.9146">
                <text:p>0.9146</text:p>
              </table:table-cell>
            </table:table-row>
            <table:table-row>
              <table:table-cell office:value-type="string">
                <text:p>MK Off-the-shelf</text:p>
                <text:list>
                  <text:list-item>
                    <text:p>MK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9845">
                <text:p>0.9845</text:p>
              </table:table-cell>
              <table:table-cell office:value-type="float" office:value="0.9757">
                <text:p>0.9757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MK Fine-tuned</text:p>
                <text:list>
                  <text:list-item>
                    <text:p>MK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782">
                <text:p>0.9782</text:p>
              </table:table-cell>
              <table:table-cell office:value-type="float" office:value="0.9814">
                <text:p>0.9814</text:p>
              </table:table-cell>
              <table:table-cell office:value-type="float" office:value="0.9798">
                <text:p>0.9798</text:p>
              </table:table-cell>
            </table:table-row>
            <table:table-row>
              <table:table-cell office:value-type="string">
                <text:p>PL Off-the-shelf</text:p>
                <text:list>
                  <text:list-item>
                    <text:p>PL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8073">
                <text:p>0.8073</text:p>
              </table:table-cell>
              <table:table-cell office:value-type="float" office:value="0.7962">
                <text:p>0.7962</text:p>
              </table:table-cell>
              <table:table-cell office:value-type="float" office:value="0.8017">
                <text:p>0.8017</text:p>
              </table:table-cell>
            </table:table-row>
            <table:table-row>
              <table:table-cell office:value-type="string">
                <text:p>PL Fine-tuned</text:p>
                <text:list>
                  <text:list-item>
                    <text:p>PL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8811">
                <text:p>0.8811</text:p>
              </table:table-cell>
              <table:table-cell office:value-type="float" office:value="0.8966">
                <text:p>0.8966</text:p>
              </table:table-cell>
              <table:table-cell office:value-type="float" office:value="0.8888">
                <text:p>0.8888</text:p>
              </table:table-cell>
            </table:table-row>
            <table:table-row>
              <table:table-cell office:value-type="string">
                <text:p>RU Off-the-shelf</text:p>
                <text:list>
                  <text:list-item>
                    <text:p>RU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6745">
                <text:p>0.6745</text:p>
              </table:table-cell>
              <table:table-cell office:value-type="float" office:value="0.6712">
                <text:p>0.6712</text:p>
              </table:table-cell>
              <table:table-cell office:value-type="float" office:value="0.6729">
                <text:p>0.6729</text:p>
              </table:table-cell>
            </table:table-row>
            <table:table-row>
              <table:table-cell office:value-type="string">
                <text:p>RU Fine-tuned</text:p>
                <text:list>
                  <text:list-item>
                    <text:p>RU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8695">
                <text:p>0.8695</text:p>
              </table:table-cell>
              <table:table-cell office:value-type="float" office:value="0.8792">
                <text:p>0.8792</text:p>
              </table:table-cell>
              <table:table-cell office:value-type="float" office:value="0.8743">
                <text:p>0.8743</text:p>
              </table:table-cell>
            </table:table-row>
            <table:table-row>
              <table:table-cell office:value-type="string">
                <text:p>SK Off-the-shelf</text:p>
                <text:list>
                  <text:list-item>
                    <text:p>SK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9828">
                <text:p>0.9828</text:p>
              </table:table-cell>
              <table:table-cell office:value-type="float" office:value="0.9801">
                <text:p>0.9801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SK Fine-tuned</text:p>
                <text:list>
                  <text:list-item>
                    <text:p>SK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874">
                <text:p>0.9874</text:p>
              </table:table-cell>
              <table:table-cell office:value-type="float" office:value="0.9887">
                <text:p>0.9887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SL Off-the-shelf</text:p>
                <text:list>
                  <text:list-item>
                    <text:p>SL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7976">
                <text:p>0.7976</text:p>
              </table:table-cell>
              <table:table-cell office:value-type="float" office:value="0.8088">
                <text:p>0.8088</text:p>
              </table:table-cell>
              <table:table-cell office:value-type="float" office:value="0.8031">
                <text:p>0.8031</text:p>
              </table:table-cell>
            </table:table-row>
            <table:table-row>
              <table:table-cell office:value-type="string">
                <text:p>SL Fine-tuned</text:p>
                <text:list>
                  <text:list-item>
                    <text:p>SL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355">
                <text:p>0.9355</text:p>
              </table:table-cell>
              <table:table-cell office:value-type="float" office:value="0.9363">
                <text:p>0.9363</text:p>
              </table:table-cell>
              <table:table-cell office:value-type="float" office:value="0.9359">
                <text:p>0.9359</text:p>
              </table:table-cell>
            </table:table-row>
            <table:table-row>
              <table:table-cell office:value-type="string">
                <text:p>SR Off-the-shelf</text:p>
                <text:list>
                  <text:list-item>
                    <text:p>SR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7167">
                <text:p>0.7167</text:p>
              </table:table-cell>
              <table:table-cell office:value-type="float" office:value="0.7415">
                <text:p>0.7415</text:p>
              </table:table-cell>
              <table:table-cell office:value-type="float" office:value="0.7289">
                <text:p>0.7289</text:p>
              </table:table-cell>
            </table:table-row>
            <table:table-row>
              <table:table-cell office:value-type="string">
                <text:p>SR Fine-tuned</text:p>
                <text:list>
                  <text:list-item>
                    <text:p>SR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061">
                <text:p>0.9061</text:p>
              </table:table-cell>
              <table:table-cell office:value-type="float" office:value="0.9121">
                <text:p>0.9121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UK Off-the-shelf</text:p>
                <text:list>
                  <text:list-item>
                    <text:p>UK</text:p>
                  </text:list-item>
                  <text:list-item>
                    <text:p>Off-the-shelf</text:p>
                  </text:list-item>
                </text:list>
              </table:table-cell>
              <table:table-cell office:value-type="float" office:value="0.7518">
                <text:p>0.7518</text:p>
              </table:table-cell>
              <table:table-cell office:value-type="float" office:value="0.696">
                <text:p>0.696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UK Fine-tuned</text:p>
                <text:list>
                  <text:list-item>
                    <text:p>UK</text:p>
                  </text:list-item>
                  <text:list-item>
                    <text:p>Fine-tuned</text:p>
                  </text:list-item>
                </text:list>
              </table:table-cell>
              <table:table-cell office:value-type="float" office:value="0.9149">
                <text:p>0.9149</text:p>
              </table:table-cell>
              <table:table-cell office:value-type="float" office:value="0.9197">
                <text:p>0.9197</text:p>
              </table:table-cell>
              <table:table-cell office:value-type="float" office:value="0.9173">
                <text:p>0.9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